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54.202103994479" calcext:value-type="float">
            <text:p>554.202103994479</text:p>
          </table:table-cell>
          <table:table-cell table:formula="of:=100*([.B2]/[.C2]-1)" office:value-type="float" office:value="25.8159458066951" calcext:value-type="float">
            <text:p>25.815945806695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66.744263216256" calcext:value-type="float">
            <text:p>566.744263216256</text:p>
          </table:table-cell>
          <table:table-cell table:formula="of:=100*([.B3]/[.C3]-1)" office:value-type="float" office:value="24.4878659796278" calcext:value-type="float">
            <text:p>24.4878659796278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71.531451252324" calcext:value-type="float">
            <text:p>671.531451252324</text:p>
          </table:table-cell>
          <table:table-cell table:formula="of:=100*([.B4]/[.C4]-1)" office:value-type="float" office:value="6.59656120597008" calcext:value-type="float">
            <text:p>6.59656120597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71.490696584502" calcext:value-type="float">
            <text:p>671.490696584502</text:p>
          </table:table-cell>
          <table:table-cell table:formula="of:=100*([.B5]/[.C5]-1)" office:value-type="float" office:value="6.33281923502718" calcext:value-type="float">
            <text:p>6.33281923502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688.628221738427" calcext:value-type="float">
            <text:p>688.628221738427</text:p>
          </table:table-cell>
          <table:table-cell table:formula="of:=100*([.B6]/[.C6]-1)" office:value-type="float" office:value="13.3255660037693" calcext:value-type="float">
            <text:p>13.325566003769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521.234695625379" calcext:value-type="float">
            <text:p>521.234695625379</text:p>
          </table:table-cell>
          <table:table-cell table:formula="of:=100*([.B7]/[.C7]-1)" office:value-type="float" office:value="35.8058661803187" calcext:value-type="float">
            <text:p>35.8058661803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17.422923633647" calcext:value-type="float">
            <text:p>717.422923633647</text:p>
          </table:table-cell>
          <table:table-cell table:formula="of:=100*([.B8]/[.C8]-1)" office:value-type="float" office:value="7.04859475164152" calcext:value-type="float">
            <text:p>7.04859475164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41.779307123516" calcext:value-type="float">
            <text:p>741.779307123516</text:p>
          </table:table-cell>
          <table:table-cell table:formula="of:=100*([.B9]/[.C9]-1)" office:value-type="float" office:value="3.4221944549196" calcext:value-type="float">
            <text:p>3.4221944549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41.554483742641" calcext:value-type="float">
            <text:p>441.554483742641</text:p>
          </table:table-cell>
          <table:table-cell table:formula="of:=100*([.B10]/[.C10]-1)" office:value-type="float" office:value="27.4755609020003" calcext:value-type="float">
            <text:p>27.475560902000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23:00:12.22985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22T23:04:19.040827427</dc:date>
    <dc:creator>Davide Ancona</dc:creator>
    <meta:editing-duration>PT3H18M4S</meta:editing-duration>
    <meta:editing-cycles>56</meta:editing-cycles>
    <meta:generator>LibreOffice/5.3.7.2.0$Linux_X86_64 LibreOffice_project/30$Build-2</meta:generator>
    <meta:document-statistic meta:table-count="1" meta:cell-count="43" meta:object-count="0"/>
  </office:meta>
</office:document-meta>
</file>